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823b" officeooo:paragraph-rsid="001b8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IAN NOTES</text:p>
      <text:p text:style-name="P1">select lxqt and system utilities…</text:p>
      <text:p text:style-name="P1"/>
      <text:p text:style-name="P1">YOU DO NOT NEED TO PICK DESKTOP ENVIRONMENT. THAT IS GNOME, A REPEAT OF THE GNOME OP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13:24:30.078705669</meta:creation-date>
    <dc:date>2025-08-23T13:25:23.584964037</dc:date>
    <meta:editing-duration>PT54S</meta:editing-duration>
    <meta:editing-cycles>1</meta:editing-cycles>
    <meta:document-statistic meta:table-count="0" meta:image-count="0" meta:object-count="0" meta:page-count="1" meta:paragraph-count="3" meta:word-count="24" meta:character-count="134" meta:non-whitespace-character-count="113"/>
    <meta:generator>LibreOffice/7.4.7.2$Linux_X86_64 LibreOffice_project/40$Build-2</meta:generator>
  </office:meta>
</office:document-meta>
</file>